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iddenHorzOCR" svg:font-family="HiddenHorzOCR, 'Arial Unicode M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84cm" fo:margin-left="-0.123cm" table:align="left" style:writing-mode="lr-tb"/>
    </style:style>
    <style:style style:name="Tabla2.A" style:family="table-column">
      <style:table-column-properties style:column-width="1.843cm"/>
    </style:style>
    <style:style style:name="Tabla2.B" style:family="table-column">
      <style:table-column-properties style:column-width="13.996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Text_20_body">
      <style:text-properties fo:color="#000000"/>
    </style:style>
    <style:style style:name="P8" style:family="paragraph" style:parent-style-name="Text_20_body">
      <style:text-properties fo:color="#000000" fo:language="en" fo:country="US"/>
    </style:style>
    <style:style style:name="P9" style:family="paragraph" style:parent-style-name="Text_20_body">
      <style:text-properties fo:color="#000000" fo:language="es" fo:country="MX"/>
    </style:style>
    <style:style style:name="P10" style:family="paragraph" style:parent-style-name="Text_20_body">
      <style:paragraph-properties fo:text-align="justify" style:justify-single-word="false"/>
      <style:text-properties fo:color="#000000"/>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autospace="none"/>
      <style:text-properties fo:color="#000000"/>
    </style:style>
    <style:style style:name="P14" style:family="paragraph" style:parent-style-name="Standard">
      <style:paragraph-properties fo:margin-left="5.292cm" fo:margin-right="0cm" fo:text-align="justify" style:justify-single-word="false" fo:text-indent="-5.292cm" style:auto-text-indent="false" style:text-autospace="none"/>
      <style:text-properties fo:color="#000000"/>
    </style:style>
    <style:style style:name="P15" style:family="paragraph" style:parent-style-name="Standard">
      <style:paragraph-properties fo:margin-left="0cm" fo:margin-right="0cm" fo:text-align="justify" style:justify-single-word="false" fo:text-indent="0.801cm" style:auto-text-indent="false"/>
    </style:style>
    <style:style style:name="P16" style:family="paragraph" style:parent-style-name="Standard">
      <style:paragraph-properties fo:margin-left="0cm" fo:margin-right="0cm" fo:text-align="justify" style:justify-single-word="false" fo:text-indent="0.801cm" style:auto-text-indent="false" style:text-autospace="none"/>
      <style:text-properties fo:color="#000000"/>
    </style:style>
    <style:style style:name="P17" style:family="paragraph" style:parent-style-name="Standard">
      <style:paragraph-properties fo:margin-left="0cm" fo:margin-right="0cm" fo:text-align="justify" style:justify-single-word="false" fo:text-indent="0.953cm" style:auto-text-indent="false"/>
    </style:style>
    <style:style style:name="P18" style:family="paragraph" style:parent-style-name="Standard">
      <style:paragraph-properties fo:margin-left="0cm" fo:margin-right="0cm" fo:text-align="justify" style:justify-single-word="false" fo:text-indent="0.953cm" style:auto-text-indent="false" style:text-autospace="none"/>
      <style:text-properties fo:color="#000000"/>
    </style:style>
    <style:style style:name="P19" style:family="paragraph" style:parent-style-name="Standard">
      <style:paragraph-properties fo:margin-left="3.969cm" fo:margin-right="0cm" fo:text-indent="-3.969cm" style:auto-text-indent="false"/>
    </style:style>
    <style:style style:name="P20" style:family="paragraph" style:parent-style-name="Standard">
      <style:paragraph-properties fo:margin-left="0cm" fo:margin-right="0cm" fo:text-align="justify" style:justify-single-word="false" fo:text-indent="0.009cm" style:auto-text-indent="false" style:text-autospace="none"/>
      <style:text-properties fo:color="#000000"/>
    </style:style>
    <style:style style:name="P21" style:family="paragraph" style:parent-style-name="Standard">
      <style:paragraph-properties fo:margin-left="0cm" fo:margin-right="0cm" fo:text-align="justify" style:justify-single-word="false" fo:text-indent="0.009cm" style:auto-text-indent="false" style:text-autospace="none"/>
    </style:style>
    <style:style style:name="P22" style:family="paragraph" style:parent-style-name="Text_20_body">
      <style:paragraph-properties fo:margin-left="0cm" fo:margin-right="0cm" fo:text-align="justify" style:justify-single-word="false" fo:text-indent="0.009cm" style:auto-text-indent="false"/>
      <style:text-properties fo:color="#000000" fo:language="es" fo:country="MX"/>
    </style:style>
    <style:style style:name="P23" style:family="paragraph" style:parent-style-name="Sangría_20_2_20_de_20_t._20_independiente">
      <style:paragraph-properties fo:text-align="justify" style:justify-single-word="false"/>
    </style:style>
    <style:style style:name="P24" style:family="paragraph" style:parent-style-name="Sangría_20_2_20_de_20_t._20_independiente">
      <style:paragraph-properties fo:margin-left="0.011cm" fo:margin-right="0cm" fo:text-align="justify" style:justify-single-word="false" fo:text-indent="0.049cm" style:auto-text-indent="false"/>
    </style:style>
    <style:style style:name="P25" style:family="paragraph" style:parent-style-name="Sangría_20_2_20_de_20_t._20_independiente">
      <style:paragraph-properties fo:margin-left="0.011cm" fo:margin-right="0cm" fo:text-align="justify" style:justify-single-word="false" fo:text-indent="0.011cm" style:auto-text-indent="false"/>
      <style:text-properties fo:color="#000000"/>
    </style:style>
    <style:style style:name="P26" style:family="paragraph" style:parent-style-name="Standard">
      <style:paragraph-properties fo:margin-left="0cm" fo:margin-right="0cm" fo:text-align="justify" style:justify-single-word="false" fo:text-indent="0.748cm" style:auto-text-indent="false"/>
      <style:text-properties fo:color="#000000"/>
    </style:style>
    <style:style style:name="P27" style:family="paragraph" style:parent-style-name="Standard">
      <style:paragraph-properties fo:margin-left="0cm" fo:margin-right="0cm" fo:text-align="justify" style:justify-single-word="false" fo:text-indent="0.748cm" style:auto-text-indent="false" style:text-autospace="none"/>
      <style:text-properties fo:color="#000000"/>
    </style:style>
    <style:style style:name="P28" style:family="paragraph" style:parent-style-name="Standard">
      <style:paragraph-properties fo:margin-left="0cm" fo:margin-right="0cm" fo:text-align="justify" style:justify-single-word="false" fo:text-indent="0.748cm" style:auto-text-indent="false"/>
    </style:style>
    <style:style style:name="P29" style:family="paragraph" style:parent-style-name="Standard">
      <style:paragraph-properties fo:margin-left="2.281cm" fo:margin-right="0cm" fo:text-align="justify" style:justify-single-word="false" fo:text-indent="-2.281cm" style:auto-text-indent="false">
        <style:tab-stops/>
      </style:paragraph-properties>
    </style:style>
    <style:style style:name="P30" style:family="paragraph" style:parent-style-name="Sangría_20_2_20_de_20_t._20_independiente">
      <style:paragraph-properties fo:margin-left="5.745cm" fo:margin-right="0cm" fo:text-align="justify" style:justify-single-word="false" fo:text-indent="-5.745cm" style:auto-text-indent="false">
        <style:tab-stops/>
      </style:paragraph-properties>
    </style:style>
    <style:style style:name="P31" style:family="paragraph" style:parent-style-name="Standard" style:master-page-name="Standard">
      <style:paragraph-properties fo:text-align="center" style:justify-single-word="false" style:page-number="auto"/>
      <style:text-properties fo:language="es" fo:country="MX"/>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autospace="none"/>
      <style:text-properties fo:color="#000000"/>
    </style:style>
    <style:style style:name="P34" style:family="paragraph" style:parent-style-name="Standard">
      <style:paragraph-properties fo:margin-left="0cm" fo:margin-right="0cm" fo:text-align="justify" style:justify-single-word="false" fo:text-indent="0.009cm" style:auto-text-indent="false" style:text-autospace="none"/>
      <style:text-properties fo:color="#000000"/>
    </style:style>
    <style:style style:name="P35" style:family="paragraph" style:parent-style-name="Standard">
      <style:paragraph-properties fo:margin-left="0cm" fo:margin-right="0cm" fo:text-align="justify" style:justify-single-word="false" fo:text-indent="0.009cm" style:auto-text-indent="false" style:text-autospace="none"/>
    </style:style>
    <style:style style:name="P36" style:family="paragraph" style:parent-style-name="Text_20_body">
      <style:text-properties fo:color="#000000"/>
    </style:style>
    <style:style style:name="P37" style:family="paragraph" style:parent-style-name="Header">
      <style:paragraph-properties fo:text-align="center" style:justify-single-word="false"/>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font-name-asian="HiddenHorzOCR"/>
    </style:style>
    <style:style style:name="T5" style:family="text">
      <style:text-properties fo:font-weight="bold" style:font-weight-asian="bold"/>
    </style:style>
    <style:style style:name="T6" style:family="text">
      <style:text-properties fo:color="#000000"/>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ORDENANZA N° 2525-CM-14</text:p>
      <text:p text:style-name="P11"/>
      <text:p text:style-name="P30">DESCRIPCIÓN SINTÉTICA: DESAFECTAR USO RESERVA FISCAL. DAR EN COMODATO PARCELAS 19-2P-187-02 y 19-2P-187-03 ASOCIACION CLUB UNIÓN BARILOCHE.</text:p>
      <text:p text:style-name="P14"/>
      <text:p text:style-name="Standard">ANTECEDENTES</text:p>
      <text:h text:style-name="Heading_20_4" text:outline-level="4" text:is-list-header="true"/>
      <text:p text:style-name="P27">Carta Orgánica Municipal.</text:p>
      <text:p text:style-name="P26"/>
      <text:p text:style-name="P27">Ordenanza 1815-CM-08 y sus modificatorias: Creación Instituto Municipal de Tierra y Vivienda para el Hábitat Social.</text:p>
      <text:p text:style-name="P27"/>
      <text:p text:style-name="P27">Ordenanza <text:span text:style-name="T4">2083-CM-10:</text:span> Mecanismos cesiones, comodato, uso habitación, inmuebles municipales.</text:p>
      <text:p text:style-name="P27"/>
      <text:p text:style-name="P27">Ordenanza 2273-CM-11: Creación Instituto Municipal de Tierra y Vivienda para el Hábitat Social. </text:p>
      <text:p text:style-name="P27"/>
      <text:p text:style-name="P28">Ordenanza 2199-CM-11: Donación Adeful.</text:p>
      <text:p text:style-name="P28"/>
      <text:p text:style-name="P28">Ordenanza 2186-CM-11: Donación Lifuba.</text:p>
      <text:p text:style-name="P28"/>
      <text:p text:style-name="P28">Nota presentada Asociación Civil Club Deportivo, Social y Cultural Unión Bariloche <text:s/>ante IMTVHS.</text:p>
      <text:p text:style-name="P28"/>
      <text:p text:style-name="P28">Proyecto y Plan <text:s/>de ejecución de la Asociación Civil Club Deportivo, Social y Cultural Unión Bariloche.</text:p>
      <text:p text:style-name="P28"/>
      <text:p text:style-name="P28">Estatuto Social de la Asociación, Resolución y Acta de Comisión Directiva <text:s text:c="17"/>Personería Jurídica 2799. </text:p>
      <text:p text:style-name="P28"/>
      <text:p text:style-name="P28">Folios parcelarios.</text:p>
      <text:p text:style-name="P28"/>
      <text:p text:style-name="P28">Planos del Proyecto.</text:p>
      <text:p text:style-name="P17"/>
      <text:p text:style-name="P28"><text:s/>Constancia de inscripción conforme ordenanza 730-CM-97.</text:p>
      <text:p text:style-name="P28"/>
      <text:p text:style-name="P28">Copia Libro de Actas IMTVHS con dictamen.</text:p>
      <text:p text:style-name="P18"/>
      <text:p text:style-name="P11"/>
      <text:p text:style-name="P11">FUNDAMENTOS</text:p>
      <text:p text:style-name="P16"/>
      <text:p text:style-name="P15">Desde el diseño y aprobación del parcelamiento de 34 hectáreas que derivó en la implantación de los Barrios 2 de Abril y Unión y, al día de la fecha, no se cuenta con espacios específicos para destino de práctica de deportes al aire libre y escasa infraestructura para la extensión deportiva durante los meses de inclemencias climáticas.</text:p>
      <text:p text:style-name="P15"/>
      <text:p text:style-name="P15">La falta de disponibilidad de infraestructura deportiva no ha impedido la práctica de deportes. Muy por el contrario creció juntamente con la densidad poblacional de ambos barrios, a lo que hay que agregar el uso por personas de otros sectores.</text:p>
      <text:p text:style-name="P15"><text:soft-page-break/></text:p>
      <text:p text:style-name="P15">El grupo humano que apuesta a la práctica deportiva viene realizando actividades desde el asentamiento de las primeras familias en la zona. Producto del diálogo vecinal y el conocimiento del crecimiento de la demanda por sitios de deportes es que se asume la responsabilidad de conformar un grupo con el objeto de fundar un club social, cultural y deportivo que incluya a la mayor cantidad de expectativas de los vecinos del barrio y de barrios colindantes.</text:p>
      <text:p text:style-name="P15"/>
      <text:p text:style-name="P15">Tal grupo se constituyó en Comisión Directiva y encabezó la gestión tendiente al reconocimiento ante el Estado. Se tramitó y se obtuvo la correspondiente Personería Jurídica Provincial emitida mediante Resolución de la Inspección General de Personas Jurídicas que depende del Ministerio de Gobierno de la Provincia de Río Negro.</text:p>
      <text:p text:style-name="P15"/>
      <text:p text:style-name="P15">La constituida Asociación Civil Club Deportivo, Social y Cultural Unión Bariloche de nuestra ciudad propone una serie de tareas, así como el diseño e implantación de infraestructura y obras destinadas al cumplimiento de los términos del Estatuto Social de la misma y, también, hace expresa la voluntad para requerir al Estado Municipal el uso permanente del lote <text:s/>19-2P-187-02 y 19-2P-187-03, ambos pertenecientes a <text:s/>la Reserva Fiscal Municipal.</text:p>
      <text:p text:style-name="P15"/>
      <text:p text:style-name="P15">El lote catastralmente identificado como 19-2P-187-02, reviste interés para el club, toda vez que sobre el mismo se proyectan las construcciones, y obras de finalidad deportiva que se pueden advertir en el proyecto de obra que se adjunta.</text:p>
      <text:p text:style-name="P15"/>
      <text:p text:style-name="P15">En cuanto al lote 19-2P-187-03 interesa, a los efectos de su forestación y afianzamiento del terreno, toda vez que el mismo –por las condiciones de inclinación del terreno- carece de utilidad para la instalación de obras. Cabe destacar que el mismo, actualmente se encuentra en estado de total abandono, siendo utilizado como basurero informal. Se destaca que, por su inclinación, puede afectar el desarrollo de las obras y actividades a ejecutar en la parcela 02.</text:p>
      <text:p text:style-name="P15"/>
      <text:p text:style-name="P11"/>
      <text:p text:style-name="P29">AUTORES<text:span text:style-name="T5">:</text:span> Concejales Alejandro Ramos Mejía, Ramón Chiocconi y Prof. Edith Garro (PJ).</text:p>
      <text:p text:style-name="Standard"/>
      <text:p text:style-name="P19">COLABORADORES: Comisión Directiva de la Asociación Civil Club Deportivo, Social y Cultural Unión Bariloche, Dr. Ramos Mejía. </text:p>
      <text:p text:style-name="P12"/>
      <text:p text:style-name="Text_20_body">El proyecto original Nº 451/13, con las modificaciones introducidas, fue aprobado en la sesión del día 15 de mayo de 2014, según consta en el Acta Nº 1018/14. Por ello, en ejercicio de las atribuciones que le otorga el Art. 38 de la Carta Orgánica Municipal,</text:p>
      <text:p text:style-name="Text_20_body"/>
      <text:p text:style-name="P7">EL CONCEJO MUNICIPAL DE SAN CARLOS DE BARILOCHE</text:p>
      <text:p text:style-name="P7">SANCIONA CON CARÁCTER DE</text:p>
      <text:p text:style-name="P7"/>
      <text:p text:style-name="P8">ORDENANZA</text:p>
      <text:p text:style-name="P8"/>
      <table:table table:name="Tabla2" table:style-name="Tabla2">
        <table:table-column table:style-name="Tabla2.A"/>
        <table:table-column table:style-name="Tabla2.B"/>
        <table:table-row table:style-name="Tabla2.1">
          <table:table-cell table:style-name="Tabla2.A1" office:value-type="string">
            <text:p text:style-name="P7">Art. 1°) </text:p>
          </table:table-cell>
          <table:table-cell table:style-name="Tabla2.A1" office:value-type="string">
            <text:p text:style-name="P24">Se desafecta <text:s/>del <text:s/>dominio público municipal (reserva fiscal) y se afecta al dominio privado municipal parte de los inmuebles catastralmente identificados como 19-2P-187-02 <text:s/>y <text:s/>19-2P-187-03, <text:s text:c="3"/>según croquis preliminar denominado como Anexo I <text:s/>y de acuerdo a folios parcelarios denominados como Anexo II <text:s/><text:soft-page-break/>que forman parte integral de la presente Ordenanza.</text:p>
            <text:p text:style-name="P24"/>
          </table:table-cell>
        </table:table-row>
        <table:table-row table:style-name="Tabla2.1">
          <table:table-cell table:style-name="Tabla2.A1" office:value-type="string">
            <text:p text:style-name="P7">Art. 2º)</text:p>
          </table:table-cell>
          <table:table-cell table:style-name="Tabla2.A1" office:value-type="string">
            <text:p text:style-name="P11">Se autoriza al Departamento Ejecutivo Municipal a ceder en comodato los <text:s/>inmuebles designados en el artículo 1°) de la presente, a la Asociación Civil Club Deportivo, Social y Cultural Unión Bariloche, con Personería Jurídica 2905, por el término de 20 años con la finalidad y destino de actividad de: </text:p>
            <text:p text:style-name="P11">1) Destinar parte de la Parcela 19-2P-187-02 <text:s text:c="2"/>a canchas de fútbol, vestuarios e instalaciones directamente vinculadas exclusivamente a la actividad deportiva sin fines de lucro.</text:p>
            <text:p text:style-name="P11">2) Destinar de la parcela 19-2P-187-03 a realizar forestación con especies autóctonas, no pudiendo realizar sobre la misma ningún tipo de obra o instalación, con única salvedad de aquellas tales como desagües o acueductos, que no excedan en altura la superficie de terreno y aquellas vinculadas a la consolidación del mismo.</text:p>
            <text:p text:style-name="P21"><text:span text:style-name="T6">Los destinos antedichos no podrán variar, bajo apercibimiento de rescindir el presente.</text:span></text:p>
            <text:p text:style-name="P20"/>
          </table:table-cell>
        </table:table-row>
        <table:table-row table:style-name="Tabla2.1">
          <table:table-cell table:style-name="Tabla2.A1" office:value-type="string">
            <text:p text:style-name="P9">Art. 3°)</text:p>
          </table:table-cell>
          <table:table-cell table:style-name="Tabla2.A1" office:value-type="string">
            <text:p text:style-name="P25">La comodataria deberá destinar el predio exclusivamente al uso institucional; recreativo y/o cultural con el objeto definido en los planos adjuntos y con las imposiciones de destino mencionadas en el artículo 2° de la presente, la instalación del mobiliario urbano apropiado.</text:p>
            <text:p text:style-name="P25">El inmueble se encuentra en buen estado de uso, limpio a la fecha. <text:s/></text:p>
            <text:p text:style-name="P25"/>
          </table:table-cell>
        </table:table-row>
        <table:table-row table:style-name="Tabla2.1">
          <table:table-cell table:style-name="Tabla2.A1" office:value-type="string">
            <text:p text:style-name="P9">Art. 4°)</text:p>
          </table:table-cell>
          <table:table-cell table:style-name="Tabla2.A1" office:value-type="string">
            <text:p text:style-name="P11">Se establecen los siguientes plazos a cumplir por la Asociación Civil Club Deportivo, Social y Cultural Unión Bariloche, a partir de la firma del convenio de comodato respectivo, los cuales deberán estar contemplados en el mismo:</text:p>
            <text:p text:style-name="P20">a) tres (3) meses: alambrado y/o cercado de la totalidad del predio;</text:p>
            <text:p text:style-name="P20">b) cinco (5) meses: trabajos de limpieza, parquización y acondicionamiento del predio;</text:p>
            <text:p text:style-name="P20">c) un (1) año: iniciar la obra;</text:p>
            <text:p text:style-name="P20">d) cinco (5) años: para la finalización de las obras impuestas en el artículo 2 inciso 1 de la presente las cuales deberán ajustarse a las normas de Planeamiento y Edificación vigentes y someterse a la aprobación municipal.</text:p>
            <text:p text:style-name="P20"/>
          </table:table-cell>
        </table:table-row>
        <table:table-row table:style-name="Tabla2.1">
          <table:table-cell table:style-name="Tabla2.A1" office:value-type="string">
            <text:p text:style-name="P9">Art. 5°)</text:p>
          </table:table-cell>
          <table:table-cell table:style-name="Tabla2.A1" office:value-type="string">
            <text:p text:style-name="P21"><text:span text:style-name="T6">La Asociación Civil Club Deportivo, Social y Cultural Unión Bariloche será responsable del mantenimiento del predio y sus construcciones, así como de la provisión de servicios y de abonar la totalidad de los impuestos, tasas y servicios correspondientes al inmueble otorgado, como así también toda otra pauta u </text:span><text:span text:style-name="T6">obligación que surja de la normativa vigente en San Carlos de Bariloche.</text:span></text:p>
            <text:p text:style-name="P20">Deberá asimismo, y de conformidad al destino otorgado, hacer las mejoras pertinentes sobre el inmueble en cuestión.</text:p>
            <text:p text:style-name="P20"/>
          </table:table-cell>
        </table:table-row>
        <table:table-row table:style-name="Tabla2.1">
          <table:table-cell table:style-name="Tabla2.A1" office:value-type="string">
            <text:p text:style-name="P9">Art. 6°)</text:p>
          </table:table-cell>
          <table:table-cell table:style-name="Tabla2.A1" office:value-type="string">
            <text:p text:style-name="P20">Se instruye al Instituto Municipal de Tierra y Vivienda para el Habitat Social a practicar la mensura, deslinde y demás operaciones técnicas necesarias a efectos de hacer efectiva la desafectación y la cesión de uso determinadas en los artículos 1 y 2 de la presente, cuyo costo estará a cargo de la <text:s/>Asociación Civil Club Deportivo, Social y Cultural Unión Bariloche.</text:p>
            <text:p text:style-name="P20"/>
          </table:table-cell>
        </table:table-row>
        <table:table-row table:style-name="Tabla2.1">
          <table:table-cell table:style-name="Tabla2.A1" office:value-type="string">
            <text:p text:style-name="P9">Art. 7°)</text:p>
          </table:table-cell>
          <table:table-cell table:style-name="Tabla2.A1" office:value-type="string">
            <text:p text:style-name="P20">Se procederá a la revocación del comodato sin necesidad de intimación o declaración previa alguna, no pudiendo la Asociación Civil Club Deportivo, Social y Cultural Unión Bariloche reclamar prestación o suma de dinero alguna <text:soft-page-break/>a la Municipalidad de San Carlos de Bariloche, en los siguientes supuestos:</text:p>
            <text:p text:style-name="P20">a) Vencidos los plazos establecido en el artículo 4°, sin haberse iniciado la construcción del espacio recreativo de la sede y/o sin verificar los requisitos impuestos;</text:p>
            <text:p text:style-name="P20">b) Habiéndose constatado la afectación del inmueble con un destino u actividad distinta al establecido por la presente Ordenanza.</text:p>
            <text:p text:style-name="P20">c) Si la Asociación Civil Club Deportivo, Social y Cultural Unión Bariloche <text:s/>cediera el uso del inmueble.</text:p>
            <text:p text:style-name="P20">d) Por falta de utilización del mismo.</text:p>
            <text:p text:style-name="P20">e) Por disolución, intervención y/o acefalía de la Asociación Civil Club Deportivo, Social y Cultural Unión Bariloche.</text:p>
            <text:p text:style-name="P20">f) Por falta de pago de impuestos, tasas o servicios.</text:p>
            <text:p text:style-name="P13">En tales supuestos la Municipalidad recuperará la posesión del inmueble en forma automática, y la propiedad de las mejoras pasarán a integrar el haber municipal sin derecho a reclamo ni indemnización alguna por parte de la Asociación Civil Club Deportivo, Social y Cultural Unión Bariloche.</text:p>
            <text:p text:style-name="P13">Queda a cargo la inspección del cumplimiento de las cargas por parte del <text:s/>IMTVHS.</text:p>
            <text:p text:style-name="P13"/>
          </table:table-cell>
        </table:table-row>
        <table:table-row table:style-name="Tabla2.1">
          <table:table-cell table:style-name="Tabla2.A1" office:value-type="string">
            <text:p text:style-name="P9">Art. 8°)</text:p>
          </table:table-cell>
          <table:table-cell table:style-name="Tabla2.A1" office:value-type="string">
            <text:p text:style-name="P20">Vencido el plazo establecido en el artículo 2°) de la presente, la Municipalidad podrá renovar el convenio de comodato una vez verificado el cumplimiento de los fines institucionales tenidos en cuenta para el otorgamiento del mismo, como así también el cumplimiento por parte de la comodataria a todas y cada una de las obligaciones contraídas a partir de la firma del convenio citado.</text:p>
            <text:p text:style-name="P20"/>
          </table:table-cell>
        </table:table-row>
        <table:table-row table:style-name="Tabla2.1">
          <table:table-cell table:style-name="Tabla2.A1" office:value-type="string">
            <text:p text:style-name="P9">Art. 9º)</text:p>
          </table:table-cell>
          <table:table-cell table:style-name="Tabla2.A1" office:value-type="string">
            <text:p text:style-name="P20">Se autoriza al Departamento Ejecutivo Municipal a suscribir el contrato de comodato en base a las condiciones establecidas en la presente ordenanza, la cual deberá ser transcripta en el mismo. </text:p>
            <text:p text:style-name="P20"/>
          </table:table-cell>
        </table:table-row>
        <table:table-row table:style-name="Tabla2.1">
          <table:table-cell table:style-name="Tabla2.A1" office:value-type="string">
            <text:p text:style-name="P9">Art. 10°)</text:p>
          </table:table-cell>
          <table:table-cell table:style-name="Tabla2.A1" office:value-type="string">
            <text:p text:style-name="P20">Celebrado el convenio, el Departamento Ejecutivo, remite nota con copia del convenio celebrado al Departamento de Digesto e Informática Jurídica del Departamento Deliberante, a sus efectos.</text:p>
            <text:p text:style-name="P20"/>
          </table:table-cell>
        </table:table-row>
        <table:table-row table:style-name="Tabla2.1">
          <table:table-cell table:style-name="Tabla2.A1" office:value-type="string">
            <text:p text:style-name="P10">Art. 11°)</text:p>
          </table:table-cell>
          <table:table-cell table:style-name="Tabla2.A1" office:value-type="string">
            <text:p text:style-name="P22">Comuníquese. Publíquese en el Boletín Oficial. Tómese razón. Cumplido, archívese.</text:p>
          </table:table-cell>
        </table:table-row>
      </table:table>
      <text:p text:style-name="P2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iddenHorzOCR" svg:font-family="HiddenHorzOCR, 'Arial Unicode M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3"><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50:17</dc:date>
    <meta:print-date>2014-05-20T15:48:51</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4" meta:paragraph-count="71" meta:word-count="1476" meta:character-count="9722" meta:non-whitespace-character-count="8093"/>
    <meta:user-defined meta:name="Información 1"/>
    <meta:user-defined meta:name="Información 2"/>
    <meta:user-defined meta:name="Información 3"/>
    <meta:user-defined meta:name="Información 4"/>
  </office:meta>
</office:document-meta>
</file>